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</style:style>
    <style:style style:name="ce3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7" style:family="table-cell" style:parent-style-name="Normal_32_2" style:data-style-name="N0">
      <style:table-cell-properties fo:border-top="none" fo:border-bottom="thick solid #000000" fo:border-left="none" fo:border-right="none" style:vertical-align="middle" fo:wrap-option="wrap" fo:background-color="#6699C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Normal_32_2" style:data-style-name="N0">
      <style:table-cell-properties fo:border-top="none" fo:border-bottom="thick solid #000000" fo:border-left="none" fo:border-right="none" style:vertical-align="automatic" fo:background-color="transparent"/>
    </style:style>
    <style:style style:name="ce9" style:family="table-cell" style:parent-style-name="Normal_32_2" style:data-style-name="N0">
      <style:table-cell-properties style:vertical-align="automatic" fo:background-color="#FFFFFF"/>
    </style:style>
    <style:style style:name="ce10" style:family="table-cell" style:parent-style-name="Normal_32_2" style:data-style-name="N3">
      <style:table-cell-properties style:vertical-align="automatic" fo:background-color="#FFFFFF"/>
    </style:style>
    <style:style style:name="ce11" style:family="table-cell" style:parent-style-name="Normal_32_2" style:data-style-name="N0">
      <style:table-cell-properties style:vertical-align="automatic" fo:background-color="transparent"/>
    </style:style>
    <style:style style:name="ce12" style:family="table-cell" style:parent-style-name="Normal_32_2" style:data-style-name="N3">
      <style:table-cell-properties style:vertical-align="automatic" fo:background-color="transparent"/>
    </style:style>
    <style:style style:name="co1" style:family="table-column">
      <style:table-column-properties fo:break-before="auto" style:column-width="0.388055555555556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4.62138888888889cm"/>
    </style:style>
    <style:style style:name="co5" style:family="table-column">
      <style:table-column-properties fo:break-before="auto" style:column-width="5.25638888888889cm"/>
    </style:style>
    <style:style style:name="co6" style:family="table-column">
      <style:table-column-properties fo:break-before="auto" style:column-width="27.90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 style:protect="position siz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6378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2">
          <table:table-cell/>
          <table:table-cell table:style-name="ce2">
            <draw:frame draw:z-index="1" draw:id="id0" draw:style-name="a0" draw:name="Logo" svg:x="0in" svg:y="0in" svg:width="2.5625in" svg:height="0.83333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office:value-type="string" table:number-columns-spanned="4" table:number-rows-spanned="1" table:style-name="ce4">
            <text:p>SECRETARÍA DE ESTADO DE ENERGÍA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2" table:style-name="ce5">
            <text:p>DIRECCIÓN GENERAL DE POLÍTICA ENERGÉTICA Y MINAS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4" table:style-name="ce5">
            <text:p>SUBDIRECCIÓN GENERAL DE ENERGÍAS RENOVABLES Y ESTUDIOS</text:p>
          </table:table-cell>
          <table:covered-table-cell table:number-columns-repeated="2"/>
          <table:table-cell table:number-columns-repeated="16375"/>
        </table:table-row>
        <table:table-row table:number-rows-repeated="3"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table-cell office:value-type="string" table:style-name="ce3">
            <text:p>NIPO EN LINEA: 638-19-031-2</text:p>
          </table:table-cell>
          <table:table-cell table:number-columns-repeated="16377" table:style-name="ce2"/>
        </table:table-row>
        <table:table-row table:style-name="ro1">
          <table:table-cell/>
          <table:table-cell table:number-columns-repeated="5" table:style-name="ce2"/>
          <table:table-cell office:value-type="string" table:style-name="ce3">
            <text:p>ISSN: 2603-6142</text:p>
          </table:table-cell>
          <table:table-cell table:number-columns-repeated="16377" table:style-name="ce2"/>
        </table:table-row>
        <table:table-row table:number-rows-repeated="3" table:style-name="ro1">
          <table:table-cell/>
          <table:table-cell table:number-columns-repeated="16383" table:style-name="ce2"/>
        </table:table-row>
        <table:table-row table:style-name="ro3">
          <table:table-cell/>
          <table:table-cell office:value-type="string" table:number-columns-spanned="8" table:number-rows-spanned="5" table:style-name="ce6">
            <text:p>ESTADÍSTICA DE LA INDUSTRIA DE LA ENERGÍA ELÉCTRICA 2018</text:p>
          </table:table-cell>
          <table:covered-table-cell table:number-columns-repeated="7"/>
          <table:table-cell table:number-columns-repeated="16375"/>
        </table:table-row>
        <table:table-row table:number-rows-repeated="4" table:style-name="ro1">
          <table:table-cell/>
          <table:covered-table-cell/>
          <table:covered-table-cell table:number-columns-repeated="7"/>
          <table:table-cell table:number-columns-repeated="16375"/>
        </table:table-row>
        <table:table-row table:style-name="ro1">
          <table:table-cell/>
          <table:table-cell table:number-columns-repeated="16383" table:style-name="ce2"/>
        </table:table-row>
        <table:table-row table:number-rows-repeated="2" table:style-name="ro3">
          <table:table-cell/>
          <table:table-cell table:number-columns-repeated="16383" table:style-name="ce2"/>
        </table:table-row>
        <table:table-row table:number-rows-repeated="1048553" table:style-name="ro4">
          <table:table-cell table:number-columns-repeated="16384"/>
        </table:table-row>
      </table:table>
      <table:table table:name="Nacional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9">
            <text:p>Nuclear</text:p>
          </table:table-cell>
          <table:table-cell office:value-type="float" office:value="55766" table:style-name="ce10">
            <text:p>55.766</text:p>
          </table:table-cell>
          <table:table-cell office:value-type="float" office:value="53234" table:style-name="ce10">
            <text:p>53.23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50896" table:style-name="ce10">
            <text:p>50.896</text:p>
          </table:table-cell>
          <table:table-cell office:value-type="float" office:value="49654" table:style-name="ce10">
            <text:p>49.65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7877" table:style-name="ce10">
            <text:p>7.877</text:p>
          </table:table-cell>
          <table:table-cell office:value-type="float" office:value="7799" table:style-name="ce10">
            <text:p>7.79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4867" table:style-name="ce10">
            <text:p>4.867</text:p>
          </table:table-cell>
          <table:table-cell office:value-type="float" office:value="4425" table:style-name="ce10">
            <text:p>4.42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18243" table:style-name="ce10">
            <text:p>118.243</text:p>
          </table:table-cell>
          <table:table-cell office:value-type="float" office:value="112545" table:style-name="ce10">
            <text:p>112.54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36803" table:style-name="ce10">
            <text:p>36.803</text:p>
          </table:table-cell>
          <table:table-cell office:value-type="float" office:value="36170" table:style-name="ce10">
            <text:p>36.17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74452" table:style-name="ce10">
            <text:p>274.452</text:p>
          </table:table-cell>
          <table:table-cell office:value-type="float" office:value="263827" table:style-name="ce10">
            <text:p>263.827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1">
          <table:table-cell table:style-name="ce11"/>
          <table:table-cell table:number-columns-repeated="2" table:style-name="ce12"/>
          <table:table-cell table:number-columns-repeated="16381"/>
        </table:table-row>
        <table:table-row table:number-rows-repeated="1048566" table:style-name="ro4">
          <table:table-cell table:number-columns-repeated="16384"/>
        </table:table-row>
      </table:table>
      <table:table table:name="Peninsular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9">
            <text:p>Nuclear</text:p>
          </table:table-cell>
          <table:table-cell office:value-type="float" office:value="55766" table:style-name="ce10">
            <text:p>55.766</text:p>
          </table:table-cell>
          <table:table-cell office:value-type="float" office:value="53234" table:style-name="ce10">
            <text:p>53.23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Eólica</text:p>
          </table:table-cell>
          <table:table-cell office:value-type="float" office:value="50427.802463296488" table:style-name="ce10">
            <text:p>50.428</text:p>
          </table:table-cell>
          <table:table-cell office:value-type="float" office:value="49196.701890526638" table:style-name="ce10">
            <text:p>49.19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fotovoltaica</text:p>
          </table:table-cell>
          <table:table-cell office:value-type="float" office:value="7584.140721655388" table:style-name="ce10">
            <text:p>7.584</text:p>
          </table:table-cell>
          <table:table-cell office:value-type="float" office:value="7509.0406873135689" table:style-name="ce10">
            <text:p>7.509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ar térmica</text:p>
          </table:table-cell>
          <table:table-cell office:value-type="float" office:value="4867" table:style-name="ce10">
            <text:p>4.867</text:p>
          </table:table-cell>
          <table:table-cell office:value-type="float" office:value="4425" table:style-name="ce10">
            <text:p>4.425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Combustibles<text:s/></text:p>
          </table:table-cell>
          <table:table-cell office:value-type="float" office:value="104176.15430504421" table:style-name="ce10">
            <text:p>104.176</text:p>
          </table:table-cell>
          <table:table-cell office:value-type="float" office:value="99337.499353680556" table:style-name="ce10">
            <text:p>99.33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idráulica</text:p>
          </table:table-cell>
          <table:table-cell office:value-type="float" office:value="36799.505125666401" table:style-name="ce10">
            <text:p>36.800</text:p>
          </table:table-cell>
          <table:table-cell office:value-type="float" office:value="36166.527864062773" table:style-name="ce10">
            <text:p>36.16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259620.6026156625" table:style-name="ce10">
            <text:p>259.621</text:p>
          </table:table-cell>
          <table:table-cell office:value-type="float" office:value="249868.76979558353" table:style-name="ce10">
            <text:p>249.869</text:p>
          </table:table-cell>
          <table:table-cell table:number-columns-repeated="16381"/>
        </table:table-row>
        <table:table-row table:number-rows-repeated="2" table:style-name="ro4">
          <table:table-cell table:number-columns-repeated="16384"/>
        </table:table-row>
        <table:table-row table:style-name="ro1">
          <table:table-cell table:number-columns-repeated="2" table:style-name="ce11"/>
          <table:table-cell table:style-name="ce12"/>
          <table:table-cell table:number-columns-repeated="16381"/>
        </table:table-row>
        <table:table-row table:number-rows-repeated="1048565" table:style-name="ro4">
          <table:table-cell table:number-columns-repeated="16384"/>
        </table:table-row>
      </table:table>
      <table:table table:name="Extrapeninsular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468.19753670350809" table:style-name="ce10">
            <text:p>468</text:p>
          </table:table-cell>
          <table:table-cell office:value-type="float" office:value="457.29810947335994" table:style-name="ce10">
            <text:p>45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92.85927834461171" table:style-name="ce10">
            <text:p>293</text:p>
          </table:table-cell>
          <table:table-cell office:value-type="float" office:value="289.95931268642966" table:style-name="ce10">
            <text:p>29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4066.845694955777" table:style-name="ce10">
            <text:p>14.067</text:p>
          </table:table-cell>
          <table:table-cell office:value-type="float" office:value="13207.500646319457" table:style-name="ce10">
            <text:p>13.20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3.4948743335989092" table:style-name="ce10">
            <text:p>3</text:p>
          </table:table-cell>
          <table:table-cell office:value-type="float" office:value="3.4721359372237219" table:style-name="ce10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4831.397384337495" table:style-name="ce10">
            <text:p>14.831</text:p>
          </table:table-cell>
          <table:table-cell office:value-type="float" office:value="13958.23020441647" table:style-name="ce10">
            <text:p>13.95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RABA-ÁLAV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56.18611994776313" table:style-name="ce10">
            <text:p>256</text:p>
          </table:table-cell>
          <table:table-cell office:value-type="float" office:value="252.66750263026603" table:style-name="ce10">
            <text:p>25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6.854502257993243" table:style-name="ce10">
            <text:p>17</text:p>
          </table:table-cell>
          <table:table-cell office:value-type="float" office:value="16.687610002545416" table:style-name="ce10">
            <text:p>1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476.33539490462169" table:style-name="ce10">
            <text:p>476</text:p>
          </table:table-cell>
          <table:table-cell office:value-type="float" office:value="455.33896604322422" table:style-name="ce10">
            <text:p>45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53.12506225998553" table:style-name="ce10">
            <text:p>153</text:p>
          </table:table-cell>
          <table:table-cell office:value-type="float" office:value="151.1740444553329" table:style-name="ce10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902.50107937036364" table:style-name="ce10">
            <text:p>903</text:p>
          </table:table-cell>
          <table:table-cell office:value-type="float" office:value="875.86812313136852" table:style-name="ce10">
            <text:p>87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LBACETE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4660.2272585130904" table:style-name="ce10">
            <text:p>4.660</text:p>
          </table:table-cell>
          <table:table-cell office:value-type="float" office:value="4539.221551750953" table:style-name="ce10">
            <text:p>4.53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34.91945906843648" table:style-name="ce10">
            <text:p>535</text:p>
          </table:table-cell>
          <table:table-cell office:value-type="float" office:value="529.62256092566838" table:style-name="ce10">
            <text:p>53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59.52844475288359" table:style-name="ce10">
            <text:p>160</text:p>
          </table:table-cell>
          <table:table-cell office:value-type="float" office:value="153.71756805477958" table:style-name="ce10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72.9467865296923" table:style-name="ce10">
            <text:p>173</text:p>
          </table:table-cell>
          <table:table-cell office:value-type="float" office:value="171.44509349633307" table:style-name="ce10">
            <text:p>17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527.6219488641027" table:style-name="ce10">
            <text:p>5.528</text:p>
          </table:table-cell>
          <table:table-cell office:value-type="float" office:value="5394.0067742277342" table:style-name="ce10">
            <text:p>5.394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LICANTE-ALACANT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03.36031128774718" table:style-name="ce10">
            <text:p>203</text:p>
          </table:table-cell>
          <table:table-cell office:value-type="float" office:value="201.34658750878103" table:style-name="ce10">
            <text:p>20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96.493140396936624" table:style-name="ce10">
            <text:p>96</text:p>
          </table:table-cell>
          <table:table-cell office:value-type="float" office:value="87.730043170251932" table:style-name="ce10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92.49394068374033" table:style-name="ce10">
            <text:p>192</text:p>
          </table:table-cell>
          <table:table-cell office:value-type="float" office:value="185.39725330460669" table:style-name="ce10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.7059720868681805" table:style-name="ce10">
            <text:p>2</text:p>
          </table:table-cell>
          <table:table-cell office:value-type="float" office:value="1.6946505352089678" table:style-name="ce10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94.05336445529235" table:style-name="ce10">
            <text:p>494</text:p>
          </table:table-cell>
          <table:table-cell office:value-type="float" office:value="476.16853451884862" table:style-name="ce10">
            <text:p>47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LMERÍ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047.8883091622358" table:style-name="ce10">
            <text:p>1.048</text:p>
          </table:table-cell>
          <table:table-cell office:value-type="float" office:value="1010.7467758007512" table:style-name="ce10">
            <text:p>1.01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42.88264669567769" table:style-name="ce10">
            <text:p>143</text:p>
          </table:table-cell>
          <table:table-cell office:value-type="float" office:value="141.46778344338426" table:style-name="ce10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7680.3239616131959" table:style-name="ce10">
            <text:p>7.680</text:p>
          </table:table-cell>
          <table:table-cell office:value-type="float" office:value="7258.273139995903" table:style-name="ce10">
            <text:p>7.25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44.182706274100717" table:style-name="ce10">
            <text:p>44</text:p>
          </table:table-cell>
          <table:table-cell office:value-type="float" office:value="43.874300108743384" table:style-name="ce10">
            <text:p>4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8915.2776237452108" table:style-name="ce10">
            <text:p>8.915</text:p>
          </table:table-cell>
          <table:table-cell office:value-type="float" office:value="8454.3619993487828" table:style-name="ce10">
            <text:p>8.454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ÁVIL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498.14949702739591" table:style-name="ce10">
            <text:p>498</text:p>
          </table:table-cell>
          <table:table-cell office:value-type="float" office:value="474.56592667763675" table:style-name="ce10">
            <text:p>47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10.39231482489411" table:style-name="ce10">
            <text:p>110</text:p>
          </table:table-cell>
          <table:table-cell office:value-type="float" office:value="109.29918213682963" table:style-name="ce10">
            <text:p>10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25.50895702480237" table:style-name="ce10">
            <text:p>126</text:p>
          </table:table-cell>
          <table:table-cell office:value-type="float" office:value="122.16781489103411" table:style-name="ce10">
            <text:p>12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734.05076887709242" table:style-name="ce10">
            <text:p>734</text:p>
          </table:table-cell>
          <table:table-cell office:value-type="float" office:value="706.03292370550048" table:style-name="ce10">
            <text:p>70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ADAJOZ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608.67855513204847" table:style-name="ce10">
            <text:p>609</text:p>
          </table:table-cell>
          <table:table-cell office:value-type="float" office:value="602.65127050361093" table:style-name="ce10">
            <text:p>60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1395.4396666481334" table:style-name="ce10">
            <text:p>1.395</text:p>
          </table:table-cell>
          <table:table-cell office:value-type="float" office:value="1268.7118451679553" table:style-name="ce10">
            <text:p>1.26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230.98362803751431" table:style-name="ce10">
            <text:p>231</text:p>
          </table:table-cell>
          <table:table-cell office:value-type="float" office:value="211.85454529354976" table:style-name="ce10">
            <text:p>21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09.16990552710737" table:style-name="ce10">
            <text:p>109</text:p>
          </table:table-cell>
          <table:table-cell office:value-type="float" office:value="106.82429273208483" table:style-name="ce10">
            <text:p>10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344.2717553448038" table:style-name="ce10">
            <text:p>2.344</text:p>
          </table:table-cell>
          <table:table-cell office:value-type="float" office:value="2190.0419536972008" table:style-name="ce10">
            <text:p>2.190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ALEARS_(ILLES)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.8819744683402546" table:style-name="ce10">
            <text:p>4</text:p>
          </table:table-cell>
          <table:table-cell office:value-type="float" office:value="3.7923360392442311" table:style-name="ce10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13.70955638510016" table:style-name="ce10">
            <text:p>114</text:p>
          </table:table-cell>
          <table:table-cell office:value-type="float" office:value="112.58357493496635" table:style-name="ce10">
            <text:p>11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5161.0439463041866" table:style-name="ce10">
            <text:p>5.161</text:p>
          </table:table-cell>
          <table:table-cell office:value-type="float" office:value="4765.9530762489012" table:style-name="ce10">
            <text:p>4.76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278.6354771576271" table:style-name="ce10">
            <text:p>5.279</text:p>
          </table:table-cell>
          <table:table-cell office:value-type="float" office:value="4882.3289872231117" table:style-name="ce10">
            <text:p>4.88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ARCELON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401.65565328957257" table:style-name="ce10">
            <text:p>402</text:p>
          </table:table-cell>
          <table:table-cell office:value-type="float" office:value="398.42639757806916" table:style-name="ce10">
            <text:p>39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36.90146047728243" table:style-name="ce10">
            <text:p>137</text:p>
          </table:table-cell>
          <table:table-cell office:value-type="float" office:value="135.54582972551785" table:style-name="ce10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9147.7879425660631" table:style-name="ce10">
            <text:p>9.148</text:p>
          </table:table-cell>
          <table:table-cell office:value-type="float" office:value="8846.8908848214669" table:style-name="ce10">
            <text:p>8.84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378.25482939572339" table:style-name="ce10">
            <text:p>378</text:p>
          </table:table-cell>
          <table:table-cell office:value-type="float" office:value="365.77378701606449" table:style-name="ce10">
            <text:p>36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0064.599885728643" table:style-name="ce10">
            <text:p>10.065</text:p>
          </table:table-cell>
          <table:table-cell office:value-type="float" office:value="9746.6368991411182" table:style-name="ce10">
            <text:p>9.74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URGOS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4148.3771070622388" table:style-name="ce10">
            <text:p>4.148</text:p>
          </table:table-cell>
          <table:table-cell office:value-type="float" office:value="4055.1751685492527" table:style-name="ce10">
            <text:p>4.05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4.601833978146786" table:style-name="ce10">
            <text:p>45</text:p>
          </table:table-cell>
          <table:table-cell office:value-type="float" office:value="44.160168173131346" table:style-name="ce10">
            <text:p>4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842.18798130105563" table:style-name="ce10">
            <text:p>842</text:p>
          </table:table-cell>
          <table:table-cell office:value-type="float" office:value="804.88904017635457" table:style-name="ce10">
            <text:p>80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36.14707907743352" table:style-name="ce10">
            <text:p>136</text:p>
          </table:table-cell>
          <table:table-cell office:value-type="float" office:value="132.88251707684947" table:style-name="ce10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171.3140014188748" table:style-name="ce10">
            <text:p>5.171</text:p>
          </table:table-cell>
          <table:table-cell office:value-type="float" office:value="5037.1068939755887" table:style-name="ce10">
            <text:p>5.03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ÁCERES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16317.601378742629" table:style-name="ce10">
            <text:p>16.318</text:p>
          </table:table-cell>
          <table:table-cell office:value-type="float" office:value="15698.766474098369" table:style-name="ce10">
            <text:p>15.69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25.86475009168947" table:style-name="ce10">
            <text:p>426</text:p>
          </table:table-cell>
          <table:table-cell office:value-type="float" office:value="421.64773234757666" table:style-name="ce10">
            <text:p>42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402.33783505810982" table:style-name="ce10">
            <text:p>402</text:p>
          </table:table-cell>
          <table:table-cell office:value-type="float" office:value="365.7992431017193" table:style-name="ce10">
            <text:p>36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20.5650763891406" table:style-name="ce10">
            <text:p>121</text:p>
          </table:table-cell>
          <table:table-cell office:value-type="float" office:value="109.47482674338013" table:style-name="ce10">
            <text:p>10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2384.3075756326984" table:style-name="ce10">
            <text:p>2.384</text:p>
          </table:table-cell>
          <table:table-cell office:value-type="float" office:value="2347.6835604431285" table:style-name="ce10">
            <text:p>2.34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9650.676615914268" table:style-name="ce10">
            <text:p>19.651</text:p>
          </table:table-cell>
          <table:table-cell office:value-type="float" office:value="18943.371836734175" table:style-name="ce10">
            <text:p>18.94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ÁDIZ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505.4174229208747" table:style-name="ce10">
            <text:p>2.505</text:p>
          </table:table-cell>
          <table:table-cell office:value-type="float" office:value="2446.7181783805181" table:style-name="ce10">
            <text:p>2.44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27.53229905910429" table:style-name="ce10">
            <text:p>128</text:p>
          </table:table-cell>
          <table:table-cell office:value-type="float" office:value="126.26944440958631" table:style-name="ce10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277.20860575090057" table:style-name="ce10">
            <text:p>277</text:p>
          </table:table-cell>
          <table:table-cell office:value-type="float" office:value="252.03371477373199" table:style-name="ce10">
            <text:p>25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8538.3721072454846" table:style-name="ce10">
            <text:p>8.538</text:p>
          </table:table-cell>
          <table:table-cell office:value-type="float" office:value="8220.2435150921337" table:style-name="ce10">
            <text:p>8.22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1448.530434976365" table:style-name="ce10">
            <text:p>11.449</text:p>
          </table:table-cell>
          <table:table-cell office:value-type="float" office:value="11045.26485265597" table:style-name="ce10">
            <text:p>11.04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ASTELLÓN-CASTELLÒ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333.2971030173928" table:style-name="ce10">
            <text:p>1.333</text:p>
          </table:table-cell>
          <table:table-cell office:value-type="float" office:value="1301.8961529181825" table:style-name="ce10">
            <text:p>1.30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81.17464973532627" table:style-name="ce10">
            <text:p>81</text:p>
          </table:table-cell>
          <table:table-cell office:value-type="float" office:value="80.370841934897328" table:style-name="ce10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3451.4696404733349" table:style-name="ce10">
            <text:p>3.451</text:p>
          </table:table-cell>
          <table:table-cell office:value-type="float" office:value="3359.8980115733516" table:style-name="ce10">
            <text:p>3.36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71.820989391296195" table:style-name="ce10">
            <text:p>72</text:p>
          </table:table-cell>
          <table:table-cell office:value-type="float" office:value="70.581526273565359" table:style-name="ce10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937.7623826173503" table:style-name="ce10">
            <text:p>4.938</text:p>
          </table:table-cell>
          <table:table-cell office:value-type="float" office:value="4812.7465326999964" table:style-name="ce10">
            <text:p>4.81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IUDAD_REAL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79.01931809174584" table:style-name="ce10">
            <text:p>379</text:p>
          </table:table-cell>
          <table:table-cell office:value-type="float" office:value="373.19684491296169" table:style-name="ce10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09.78334625610489" table:style-name="ce10">
            <text:p>310</text:p>
          </table:table-cell>
          <table:table-cell office:value-type="float" office:value="306.71579350431574" table:style-name="ce10">
            <text:p>30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715.15568553916705" table:style-name="ce10">
            <text:p>715</text:p>
          </table:table-cell>
          <table:table-cell office:value-type="float" office:value="650.20832297203003" table:style-name="ce10">
            <text:p>65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143.6729675527706" table:style-name="ce10">
            <text:p>1.144</text:p>
          </table:table-cell>
          <table:table-cell office:value-type="float" office:value="1102.6243956160995" table:style-name="ce10">
            <text:p>1.10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547.6313174397883" table:style-name="ce10">
            <text:p>2.548</text:p>
          </table:table-cell>
          <table:table-cell office:value-type="float" office:value="2432.7453570054067" table:style-name="ce10">
            <text:p>2.43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ÓRDOB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14.53014236148516" table:style-name="ce10">
            <text:p>315</text:p>
          </table:table-cell>
          <table:table-cell office:value-type="float" office:value="311.41558224603108" table:style-name="ce10">
            <text:p>31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577.55238234038518" table:style-name="ce10">
            <text:p>578</text:p>
          </table:table-cell>
          <table:table-cell office:value-type="float" office:value="525.10155288439103" table:style-name="ce10">
            <text:p>52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969.7094625216646" table:style-name="ce10">
            <text:p>1.970</text:p>
          </table:table-cell>
          <table:table-cell office:value-type="float" office:value="1751.824987518489" table:style-name="ce10">
            <text:p>1.75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16.73572547810582" table:style-name="ce10">
            <text:p>117</text:p>
          </table:table-cell>
          <table:table-cell office:value-type="float" office:value="113.58014199353119" table:style-name="ce10">
            <text:p>11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978.5277127016411" table:style-name="ce10">
            <text:p>2.979</text:p>
          </table:table-cell>
          <table:table-cell office:value-type="float" office:value="2701.9222646424419" table:style-name="ce10">
            <text:p>2.70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ORUÑA_(A)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210.9918911655336" table:style-name="ce10">
            <text:p>3.211</text:p>
          </table:table-cell>
          <table:table-cell office:value-type="float" office:value="3136.8781969140578" table:style-name="ce10">
            <text:p>3.13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.2176330129385877" table:style-name="ce10">
            <text:p>2</text:p>
          </table:table-cell>
          <table:table-cell office:value-type="float" office:value="2.195670061124618" table:style-name="ce10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4626.641975147968" table:style-name="ce10">
            <text:p>14.627</text:p>
          </table:table-cell>
          <table:table-cell office:value-type="float" office:value="14018.455018611392" table:style-name="ce10">
            <text:p>14.01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337.4829465774319" table:style-name="ce10">
            <text:p>1.337</text:p>
          </table:table-cell>
          <table:table-cell office:value-type="float" office:value="1305.3702523960926" table:style-name="ce10">
            <text:p>1.30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9177.334445903871" table:style-name="ce10">
            <text:p>19.177</text:p>
          </table:table-cell>
          <table:table-cell office:value-type="float" office:value="18462.899137982666" table:style-name="ce10">
            <text:p>18.46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UENC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800.0015491479458" table:style-name="ce10">
            <text:p>1.800</text:p>
          </table:table-cell>
          <table:table-cell office:value-type="float" office:value="1756.7057147264609" table:style-name="ce10">
            <text:p>1.75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89.03636689824799" table:style-name="ce10">
            <text:p>389</text:p>
          </table:table-cell>
          <table:table-cell office:value-type="float" office:value="385.18402882126207" table:style-name="ce10">
            <text:p>38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360.74416099196731" table:style-name="ce10">
            <text:p>361</text:p>
          </table:table-cell>
          <table:table-cell office:value-type="float" office:value="344.5358377372097" table:style-name="ce10">
            <text:p>34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233.72707686558894" table:style-name="ce10">
            <text:p>234</text:p>
          </table:table-cell>
          <table:table-cell office:value-type="float" office:value="229.57089390929085" table:style-name="ce10">
            <text:p>23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783.5091539037503" table:style-name="ce10">
            <text:p>2.784</text:p>
          </table:table-cell>
          <table:table-cell office:value-type="float" office:value="2715.9964751942234" table:style-name="ce10">
            <text:p>2.71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GIRON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0.313326649402672" table:style-name="ce10">
            <text:p>30</text:p>
          </table:table-cell>
          <table:table-cell office:value-type="float" office:value="30.013156231875392" table:style-name="ce10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465.48694248635235" table:style-name="ce10">
            <text:p>465</text:p>
          </table:table-cell>
          <table:table-cell office:value-type="float" office:value="451.28168970453595" table:style-name="ce10">
            <text:p>45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412.02955040053217" table:style-name="ce10">
            <text:p>412</text:p>
          </table:table-cell>
          <table:table-cell office:value-type="float" office:value="403.94659211999971" table:style-name="ce10">
            <text:p>40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907.82981953628723" table:style-name="ce10">
            <text:p>908</text:p>
          </table:table-cell>
          <table:table-cell office:value-type="float" office:value="885.24143805641097" table:style-name="ce10">
            <text:p>88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GRANAD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754.97857853106291" table:style-name="ce10">
            <text:p>755</text:p>
          </table:table-cell>
          <table:table-cell office:value-type="float" office:value="741.35219443206483" table:style-name="ce10">
            <text:p>74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67.67376537956389" table:style-name="ce10">
            <text:p>168</text:p>
          </table:table-cell>
          <table:table-cell office:value-type="float" office:value="166.01342258148293" table:style-name="ce10">
            <text:p>16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419.99650803017266" table:style-name="ce10">
            <text:p>420</text:p>
          </table:table-cell>
          <table:table-cell office:value-type="float" office:value="381.85422906960912" table:style-name="ce10">
            <text:p>38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843.89814485531804" table:style-name="ce10">
            <text:p>844</text:p>
          </table:table-cell>
          <table:table-cell office:value-type="float" office:value="816.56481131588362" table:style-name="ce10">
            <text:p>81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96.85205192060101" table:style-name="ce10">
            <text:p>197</text:p>
          </table:table-cell>
          <table:table-cell office:value-type="float" office:value="192.94055632067764" table:style-name="ce10">
            <text:p>19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383.3990487167184" table:style-name="ce10">
            <text:p>2.383</text:p>
          </table:table-cell>
          <table:table-cell office:value-type="float" office:value="2298.7252137197183" table:style-name="ce10">
            <text:p>2.299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GUADALAJAR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8267.220353026556" table:style-name="ce10">
            <text:p>8.267</text:p>
          </table:table-cell>
          <table:table-cell office:value-type="float" office:value="7731.9372210241463" table:style-name="ce10">
            <text:p>7.73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317.6381719791113" table:style-name="ce10">
            <text:p>1.318</text:p>
          </table:table-cell>
          <table:table-cell office:value-type="float" office:value="1249.7261357390355" table:style-name="ce10">
            <text:p>1.25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8.208720742506856" table:style-name="ce10">
            <text:p>58</text:p>
          </table:table-cell>
          <table:table-cell office:value-type="float" office:value="57.632316605876689" table:style-name="ce10">
            <text:p>5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47.153820577541275" table:style-name="ce10">
            <text:p>47</text:p>
          </table:table-cell>
          <table:table-cell office:value-type="float" office:value="39.45455775660627" table:style-name="ce10">
            <text:p>3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39.90726816948859" table:style-name="ce10">
            <text:p>140</text:p>
          </table:table-cell>
          <table:table-cell office:value-type="float" office:value="135.77216449276119" table:style-name="ce10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9830.1283344952044" table:style-name="ce10">
            <text:p>9.830</text:p>
          </table:table-cell>
          <table:table-cell office:value-type="float" office:value="9214.5223956184254" table:style-name="ce10">
            <text:p>9.21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GIPUZKO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6.8991225864618162" table:style-name="ce10">
            <text:p>7</text:p>
          </table:table-cell>
          <table:table-cell office:value-type="float" office:value="6.8307967595478072" table:style-name="ce10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844.83437831019023" table:style-name="ce10">
            <text:p>845</text:p>
          </table:table-cell>
          <table:table-cell office:value-type="float" office:value="813.49927705582081" table:style-name="ce10">
            <text:p>81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96.21506254177477" table:style-name="ce10">
            <text:p>96</text:p>
          </table:table-cell>
          <table:table-cell office:value-type="float" office:value="88.135515523069969" table:style-name="ce10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947.94856343842673" table:style-name="ce10">
            <text:p>948</text:p>
          </table:table-cell>
          <table:table-cell office:value-type="float" office:value="908.46558933843858" table:style-name="ce10">
            <text:p>90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HUELV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30.82407506627248" table:style-name="ce10">
            <text:p>631</text:p>
          </table:table-cell>
          <table:table-cell office:value-type="float" office:value="616.75813816047639" table:style-name="ce10">
            <text:p>61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29.0000648729183" table:style-name="ce10">
            <text:p>129</text:p>
          </table:table-cell>
          <table:table-cell office:value-type="float" office:value="127.72267902627169" table:style-name="ce10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2030.8027904004628" table:style-name="ce10">
            <text:p>2.031</text:p>
          </table:table-cell>
          <table:table-cell office:value-type="float" office:value="1923.0482641261058" table:style-name="ce10">
            <text:p>1.92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5.637632059823014" table:style-name="ce10">
            <text:p>16</text:p>
          </table:table-cell>
          <table:table-cell office:value-type="float" office:value="15.442012191490292" table:style-name="ce10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806.2645623994763" table:style-name="ce10">
            <text:p>2.806</text:p>
          </table:table-cell>
          <table:table-cell office:value-type="float" office:value="2682.9710935043445" table:style-name="ce10">
            <text:p>2.68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HUESC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705.35857473139242" table:style-name="ce10">
            <text:p>705</text:p>
          </table:table-cell>
          <table:table-cell office:value-type="float" office:value="693.02663898635069" table:style-name="ce10">
            <text:p>69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60.374176998109149" table:style-name="ce10">
            <text:p>60</text:p>
          </table:table-cell>
          <table:table-cell office:value-type="float" office:value="59.776333555495754" table:style-name="ce10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776.19029883707731" table:style-name="ce10">
            <text:p>776</text:p>
          </table:table-cell>
          <table:table-cell office:value-type="float" office:value="738.7454314798963" table:style-name="ce10">
            <text:p>73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2868.4679243591372" table:style-name="ce10">
            <text:p>2.868</text:p>
          </table:table-cell>
          <table:table-cell office:value-type="float" office:value="2825.8862635691917" table:style-name="ce10">
            <text:p>2.82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410.3909749257164" table:style-name="ce10">
            <text:p>4.410</text:p>
          </table:table-cell>
          <table:table-cell office:value-type="float" office:value="4317.4346675909346" table:style-name="ce10">
            <text:p>4.31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JAÉN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7.367055532766024" table:style-name="ce10">
            <text:p>27</text:p>
          </table:table-cell>
          <table:table-cell office:value-type="float" office:value="26.371725142745483" table:style-name="ce10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50.43051506599423" table:style-name="ce10">
            <text:p>150</text:p>
          </table:table-cell>
          <table:table-cell office:value-type="float" office:value="148.94092138197627" table:style-name="ce10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430.0981675870792" table:style-name="ce10">
            <text:p>1.430</text:p>
          </table:table-cell>
          <table:table-cell office:value-type="float" office:value="1374.9775103483355" table:style-name="ce10">
            <text:p>1.37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221.39663229149517" table:style-name="ce10">
            <text:p>221</text:p>
          </table:table-cell>
          <table:table-cell office:value-type="float" office:value="216.19576555180862" table:style-name="ce10">
            <text:p>21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829.2923704773348" table:style-name="ce10">
            <text:p>1.829</text:p>
          </table:table-cell>
          <table:table-cell office:value-type="float" office:value="1766.4859224248657" table:style-name="ce10">
            <text:p>1.76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LEÓN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97.52329184417238" table:style-name="ce10">
            <text:p>698</text:p>
          </table:table-cell>
          <table:table-cell office:value-type="float" office:value="676.61739172215903" table:style-name="ce10">
            <text:p>67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3.45019395278203" table:style-name="ce10">
            <text:p>73</text:p>
          </table:table-cell>
          <table:table-cell office:value-type="float" office:value="72.722878854965998" table:style-name="ce10">
            <text:p>7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3449.5605866386968" table:style-name="ce10">
            <text:p>3.450</text:p>
          </table:table-cell>
          <table:table-cell office:value-type="float" office:value="3175.4662926396131" table:style-name="ce10">
            <text:p>3.17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008.645878966485" table:style-name="ce10">
            <text:p>1.009</text:p>
          </table:table-cell>
          <table:table-cell office:value-type="float" office:value="987.14733885043097" table:style-name="ce10">
            <text:p>98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229.1799514021359" table:style-name="ce10">
            <text:p>5.229</text:p>
          </table:table-cell>
          <table:table-cell office:value-type="float" office:value="4911.9539020671691" table:style-name="ce10">
            <text:p>4.91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LLEID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49.50937997537619" table:style-name="ce10">
            <text:p>650</text:p>
          </table:table-cell>
          <table:table-cell office:value-type="float" office:value="634.38343628258633" table:style-name="ce10">
            <text:p>63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48.88920640471119" table:style-name="ce10">
            <text:p>149</text:p>
          </table:table-cell>
          <table:table-cell office:value-type="float" office:value="147.41486896755046" table:style-name="ce10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84.274411228709141" table:style-name="ce10">
            <text:p>84</text:p>
          </table:table-cell>
          <table:table-cell office:value-type="float" office:value="76.620977917784629" table:style-name="ce10">
            <text:p>7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161.7777998124745" table:style-name="ce10">
            <text:p>1.162</text:p>
          </table:table-cell>
          <table:table-cell office:value-type="float" office:value="1119.7796581345747" table:style-name="ce10">
            <text:p>1.12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3711.8068233537956" table:style-name="ce10">
            <text:p>3.712</text:p>
          </table:table-cell>
          <table:table-cell office:value-type="float" office:value="3648.0229935967618" table:style-name="ce10">
            <text:p>3.64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756.2576207750662" table:style-name="ce10">
            <text:p>5.756</text:p>
          </table:table-cell>
          <table:table-cell office:value-type="float" office:value="5626.2219348992585" table:style-name="ce10">
            <text:p>5.62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RIOJA_(LA)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077.685478678138" table:style-name="ce10">
            <text:p>1.078</text:p>
          </table:table-cell>
          <table:table-cell office:value-type="float" office:value="1040.422375621881" table:style-name="ce10">
            <text:p>1.04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32.52483540754704" table:style-name="ce10">
            <text:p>133</text:p>
          </table:table-cell>
          <table:table-cell office:value-type="float" office:value="131.21254649234095" table:style-name="ce10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218.8938068125299" table:style-name="ce10">
            <text:p>1.219</text:p>
          </table:table-cell>
          <table:table-cell office:value-type="float" office:value="1200.1696454767359" table:style-name="ce10">
            <text:p>1.20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82.51530223236946" table:style-name="ce10">
            <text:p>183</text:p>
          </table:table-cell>
          <table:table-cell office:value-type="float" office:value="180.33264744018308" table:style-name="ce10">
            <text:p>18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611.6194231305844" table:style-name="ce10">
            <text:p>2.612</text:p>
          </table:table-cell>
          <table:table-cell office:value-type="float" office:value="2552.1372150311408" table:style-name="ce10">
            <text:p>2.55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LUGO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494.6253809043196" table:style-name="ce10">
            <text:p>3.495</text:p>
          </table:table-cell>
          <table:table-cell office:value-type="float" office:value="3422.9861896722241" table:style-name="ce10">
            <text:p>3.42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.9190865658924823" table:style-name="ce10">
            <text:p>8</text:p>
          </table:table-cell>
          <table:table-cell office:value-type="float" office:value="7.8406704680608978" table:style-name="ce10">
            <text:p>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91.191935793577599" table:style-name="ce10">
            <text:p>91</text:p>
          </table:table-cell>
          <table:table-cell office:value-type="float" office:value="87.72276258224899" table:style-name="ce10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672.4115746047087" table:style-name="ce10">
            <text:p>1.672</text:p>
          </table:table-cell>
          <table:table-cell office:value-type="float" office:value="1644.0664945329941" table:style-name="ce10">
            <text:p>1.64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266.1479778684989" table:style-name="ce10">
            <text:p>5.266</text:p>
          </table:table-cell>
          <table:table-cell office:value-type="float" office:value="5162.6161172555276" table:style-name="ce10">
            <text:p>5.16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MADRID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5.432917736586035" table:style-name="ce10">
            <text:p>35</text:p>
          </table:table-cell>
          <table:table-cell office:value-type="float" office:value="34.846268822372338" table:style-name="ce10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92.818766103825411" table:style-name="ce10">
            <text:p>93</text:p>
          </table:table-cell>
          <table:table-cell office:value-type="float" office:value="91.899645252780999" table:style-name="ce10">
            <text:p>9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170.6990917562107" table:style-name="ce10">
            <text:p>1.171</text:p>
          </table:table-cell>
          <table:table-cell office:value-type="float" office:value="1071.1960215800782" table:style-name="ce10">
            <text:p>1.07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57.64262123157101" table:style-name="ce10">
            <text:p>158</text:p>
          </table:table-cell>
          <table:table-cell office:value-type="float" office:value="153.66099446614999" table:style-name="ce10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456.5933968281931" table:style-name="ce10">
            <text:p>1.457</text:p>
          </table:table-cell>
          <table:table-cell office:value-type="float" office:value="1351.6029301213816" table:style-name="ce10">
            <text:p>1.35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MÁLAG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087.0965157182941" table:style-name="ce10">
            <text:p>1.087</text:p>
          </table:table-cell>
          <table:table-cell office:value-type="float" office:value="1059.2066931975392" table:style-name="ce10">
            <text:p>1.05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84.024857966260399" table:style-name="ce10">
            <text:p>84</text:p>
          </table:table-cell>
          <table:table-cell office:value-type="float" office:value="83.19282359348388" table:style-name="ce10">
            <text:p>8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2652.1747642055175" table:style-name="ce10">
            <text:p>2.652</text:p>
          </table:table-cell>
          <table:table-cell office:value-type="float" office:value="2589.9298885916064" table:style-name="ce10">
            <text:p>2.59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82.28416462286168" table:style-name="ce10">
            <text:p>182</text:p>
          </table:table-cell>
          <table:table-cell office:value-type="float" office:value="178.53786731115676" table:style-name="ce10">
            <text:p>17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005.5803025129335" table:style-name="ce10">
            <text:p>4.006</text:p>
          </table:table-cell>
          <table:table-cell office:value-type="float" office:value="3910.8672726937862" table:style-name="ce10">
            <text:p>3.911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MURCI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516.75824049086793" table:style-name="ce10">
            <text:p>517</text:p>
          </table:table-cell>
          <table:table-cell office:value-type="float" office:value="502.15394493559324" table:style-name="ce10">
            <text:p>50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51.93617570267043" table:style-name="ce10">
            <text:p>752</text:p>
          </table:table-cell>
          <table:table-cell office:value-type="float" office:value="744.4903119445454" table:style-name="ce10">
            <text:p>74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41.702565174122398" table:style-name="ce10">
            <text:p>42</text:p>
          </table:table-cell>
          <table:table-cell office:value-type="float" office:value="37.915314801713173" table:style-name="ce10">
            <text:p>3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5165.8988383560691" table:style-name="ce10">
            <text:p>5.166</text:p>
          </table:table-cell>
          <table:table-cell office:value-type="float" office:value="5017.3503361703506" table:style-name="ce10">
            <text:p>5.01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75.174023233215962" table:style-name="ce10">
            <text:p>75</text:p>
          </table:table-cell>
          <table:table-cell office:value-type="float" office:value="74.04708281005442" table:style-name="ce10">
            <text:p>7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551.4698429569453" table:style-name="ce10">
            <text:p>6.551</text:p>
          </table:table-cell>
          <table:table-cell office:value-type="float" office:value="6375.9569906622564" table:style-name="ce10">
            <text:p>6.37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NAVARR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155.2298556696796" table:style-name="ce10">
            <text:p>2.155</text:p>
          </table:table-cell>
          <table:table-cell office:value-type="float" office:value="2122.2381748175167" table:style-name="ce10">
            <text:p>2.12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00.61649815038487" table:style-name="ce10">
            <text:p>301</text:p>
          </table:table-cell>
          <table:table-cell office:value-type="float" office:value="297.63971754516615" table:style-name="ce10">
            <text:p>29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971.5121890771929" table:style-name="ce10">
            <text:p>1.972</text:p>
          </table:table-cell>
          <table:table-cell office:value-type="float" office:value="1894.7527463462586" table:style-name="ce10">
            <text:p>1.89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618.60186030630632" table:style-name="ce10">
            <text:p>619</text:p>
          </table:table-cell>
          <table:table-cell office:value-type="float" office:value="612.13172572105407" table:style-name="ce10">
            <text:p>61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045.9604032035641" table:style-name="ce10">
            <text:p>5.046</text:p>
          </table:table-cell>
          <table:table-cell office:value-type="float" office:value="4926.7623644299956" table:style-name="ce10">
            <text:p>4.92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OURENSE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795.08484636948401" table:style-name="ce10">
            <text:p>795</text:p>
          </table:table-cell>
          <table:table-cell office:value-type="float" office:value="788.20718754556378" table:style-name="ce10">
            <text:p>78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.7022364775929142" table:style-name="ce10">
            <text:p>3</text:p>
          </table:table-cell>
          <table:table-cell office:value-type="float" office:value="2.6754801434977131" table:style-name="ce10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88.53205033804718" table:style-name="ce10">
            <text:p>189</text:p>
          </table:table-cell>
          <table:table-cell office:value-type="float" office:value="179.57936436735042" table:style-name="ce10">
            <text:p>18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5506.7863314631486" table:style-name="ce10">
            <text:p>5.507</text:p>
          </table:table-cell>
          <table:table-cell office:value-type="float" office:value="5414.3877486314968" table:style-name="ce10">
            <text:p>5.41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493.1054646482726" table:style-name="ce10">
            <text:p>6.493</text:p>
          </table:table-cell>
          <table:table-cell office:value-type="float" office:value="6384.8497806879086" table:style-name="ce10">
            <text:p>6.38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ASTURIAS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205.4466893307863" table:style-name="ce10">
            <text:p>1.205</text:p>
          </table:table-cell>
          <table:table-cell office:value-type="float" office:value="1179.5120484248425" table:style-name="ce10">
            <text:p>1.18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0.50107609587821322" table:style-name="ce10">
            <text:p>1</text:p>
          </table:table-cell>
          <table:table-cell office:value-type="float" office:value="0.49611152243693274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0304.875153188383" table:style-name="ce10">
            <text:p>10.305</text:p>
          </table:table-cell>
          <table:table-cell office:value-type="float" office:value="9560.3661981262303" table:style-name="ce10">
            <text:p>9.56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901.875504640183" table:style-name="ce10">
            <text:p>1.902</text:p>
          </table:table-cell>
          <table:table-cell office:value-type="float" office:value="1859.5145989871696" table:style-name="ce10">
            <text:p>1.86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3412.698423255231" table:style-name="ce10">
            <text:p>13.413</text:p>
          </table:table-cell>
          <table:table-cell office:value-type="float" office:value="12599.888957060679" table:style-name="ce10">
            <text:p>12.600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PALENCI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663.1441410768764" table:style-name="ce10">
            <text:p>1.663</text:p>
          </table:table-cell>
          <table:table-cell office:value-type="float" office:value="1619.1268997187667" table:style-name="ce10">
            <text:p>1.61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4.92426861731704" table:style-name="ce10">
            <text:p>45</text:p>
          </table:table-cell>
          <table:table-cell office:value-type="float" office:value="44.479420650033191" table:style-name="ce10">
            <text:p>4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871.72167820876427" table:style-name="ce10">
            <text:p>872</text:p>
          </table:table-cell>
          <table:table-cell office:value-type="float" office:value="827.07216305906024" table:style-name="ce10">
            <text:p>82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64.39943293157501" table:style-name="ce10">
            <text:p>164</text:p>
          </table:table-cell>
          <table:table-cell office:value-type="float" office:value="161.88497036130539" table:style-name="ce10">
            <text:p>16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744.1895208345327" table:style-name="ce10">
            <text:p>2.744</text:p>
          </table:table-cell>
          <table:table-cell office:value-type="float" office:value="2652.5634537891656" table:style-name="ce10">
            <text:p>2.65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PALMAS_(LAS)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27.86590895152119" table:style-name="ce10">
            <text:p>328</text:p>
          </table:table-cell>
          <table:table-cell office:value-type="float" office:value="320.06185637187781" table:style-name="ce10">
            <text:p>32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80.666877857196297" table:style-name="ce10">
            <text:p>81</text:p>
          </table:table-cell>
          <table:table-cell office:value-type="float" office:value="79.868095051742628" table:style-name="ce10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7687.8439733236073" table:style-name="ce10">
            <text:p>7.688</text:p>
          </table:table-cell>
          <table:table-cell office:value-type="float" office:value="7305.7196852116422" table:style-name="ce10">
            <text:p>7.30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8096.3767601323252" table:style-name="ce10">
            <text:p>8.096</text:p>
          </table:table-cell>
          <table:table-cell office:value-type="float" office:value="7705.6496366352621" table:style-name="ce10">
            <text:p>7.70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PONTEVEDR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083.8881762011852" table:style-name="ce10">
            <text:p>1.084</text:p>
          </table:table-cell>
          <table:table-cell office:value-type="float" office:value="1064.2605941836048" table:style-name="ce10">
            <text:p>1.06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.896829430868511" table:style-name="ce10">
            <text:p>6</text:p>
          </table:table-cell>
          <table:table-cell office:value-type="float" office:value="5.8384428198494627" table:style-name="ce10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270.86502223107129" table:style-name="ce10">
            <text:p>271</text:p>
          </table:table-cell>
          <table:table-cell office:value-type="float" office:value="261.64256488498552" table:style-name="ce10">
            <text:p>26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627.34385330003875" table:style-name="ce10">
            <text:p>627</text:p>
          </table:table-cell>
          <table:table-cell office:value-type="float" office:value="609.95060148843754" table:style-name="ce10">
            <text:p>61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987.9938811631639" table:style-name="ce10">
            <text:p>1.988</text:p>
          </table:table-cell>
          <table:table-cell office:value-type="float" office:value="1941.6922033768772" table:style-name="ce10">
            <text:p>1.94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ALAMANC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96.79368621501061" table:style-name="ce10">
            <text:p>397</text:p>
          </table:table-cell>
          <table:table-cell office:value-type="float" office:value="385.06782574496771" table:style-name="ce10">
            <text:p>38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95.22081769404852" table:style-name="ce10">
            <text:p>195</text:p>
          </table:table-cell>
          <table:table-cell office:value-type="float" office:value="193.28769523065" table:style-name="ce10">
            <text:p>19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213.45702672800485" table:style-name="ce10">
            <text:p>213</text:p>
          </table:table-cell>
          <table:table-cell office:value-type="float" office:value="211.92536165069515" table:style-name="ce10">
            <text:p>21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4965.5075449982623" table:style-name="ce10">
            <text:p>4.966</text:p>
          </table:table-cell>
          <table:table-cell office:value-type="float" office:value="4899.7415861688769" table:style-name="ce10">
            <text:p>4.90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770.9790756353268" table:style-name="ce10">
            <text:p>5.771</text:p>
          </table:table-cell>
          <table:table-cell office:value-type="float" office:value="5690.0224687951895" table:style-name="ce10">
            <text:p>5.690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ANTA_CRUZ_TENERIFE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36.44965328364657" table:style-name="ce10">
            <text:p>136</text:p>
          </table:table-cell>
          <table:table-cell office:value-type="float" office:value="133.44391706223789" table:style-name="ce10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98.406965282692326" table:style-name="ce10">
            <text:p>98</text:p>
          </table:table-cell>
          <table:table-cell office:value-type="float" office:value="97.432519139302897" table:style-name="ce10">
            <text:p>9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756.9932211427332" table:style-name="ce10">
            <text:p>757</text:p>
          </table:table-cell>
          <table:table-cell office:value-type="float" office:value="711.08345347473357" table:style-name="ce10">
            <text:p>71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3.4948743335989092" table:style-name="ce10">
            <text:p>3</text:p>
          </table:table-cell>
          <table:table-cell office:value-type="float" office:value="3.4721359372237219" table:style-name="ce10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995.34471404267094" table:style-name="ce10">
            <text:p>995</text:p>
          </table:table-cell>
          <table:table-cell office:value-type="float" office:value="945.43202561349801" table:style-name="ce10">
            <text:p>94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ANTABRI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0.999986019538937" table:style-name="ce10">
            <text:p>61</text:p>
          </table:table-cell>
          <table:table-cell office:value-type="float" office:value="59.811306805796555" table:style-name="ce10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.9029815913331589" table:style-name="ce10">
            <text:p>2</text:p>
          </table:table-cell>
          <table:table-cell office:value-type="float" office:value="1.8841403788669726" table:style-name="ce10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216.183809347147" table:style-name="ce10">
            <text:p>1.216</text:p>
          </table:table-cell>
          <table:table-cell office:value-type="float" office:value="1142.6960716703913" table:style-name="ce10">
            <text:p>1.14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525.63870557507687" table:style-name="ce10">
            <text:p>526</text:p>
          </table:table-cell>
          <table:table-cell office:value-type="float" office:value="517.2421908984785" table:style-name="ce10">
            <text:p>51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804.7254825330961" table:style-name="ce10">
            <text:p>1.805</text:p>
          </table:table-cell>
          <table:table-cell office:value-type="float" office:value="1721.6337097535334" table:style-name="ce10">
            <text:p>1.72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EGOVI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32.66979803363643" table:style-name="ce10">
            <text:p>133</text:p>
          </table:table-cell>
          <table:table-cell office:value-type="float" office:value="128.49653862667043" table:style-name="ce10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1.122735726666932" table:style-name="ce10">
            <text:p>41</text:p>
          </table:table-cell>
          <table:table-cell office:value-type="float" office:value="40.715529903335593" table:style-name="ce10">
            <text:p>4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41.35478100543941" table:style-name="ce10">
            <text:p>141</text:p>
          </table:table-cell>
          <table:table-cell office:value-type="float" office:value="137.05062734187982" table:style-name="ce10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27.05714382003055" table:style-name="ce10">
            <text:p>27</text:p>
          </table:table-cell>
          <table:table-cell office:value-type="float" office:value="25.83946455924421" table:style-name="ce10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42.2044585857733" table:style-name="ce10">
            <text:p>342</text:p>
          </table:table-cell>
          <table:table-cell office:value-type="float" office:value="332.10216043113007" table:style-name="ce10">
            <text:p>332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EVILL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28.02353933014501" table:style-name="ce10">
            <text:p>228</text:p>
          </table:table-cell>
          <table:table-cell office:value-type="float" office:value="222.75659022530107" table:style-name="ce10">
            <text:p>22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77.08734575057906" table:style-name="ce10">
            <text:p>377</text:p>
          </table:table-cell>
          <table:table-cell office:value-type="float" office:value="373.35333169396887" table:style-name="ce10">
            <text:p>37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856.8391998333633" table:style-name="ce10">
            <text:p>857</text:p>
          </table:table-cell>
          <table:table-cell office:value-type="float" office:value="779.02475614081368" table:style-name="ce10">
            <text:p>77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459.35376003230522" table:style-name="ce10">
            <text:p>459</text:p>
          </table:table-cell>
          <table:table-cell office:value-type="float" office:value="440.05245952781132" table:style-name="ce10">
            <text:p>44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19.9917217700208" table:style-name="ce10">
            <text:p>120</text:p>
          </table:table-cell>
          <table:table-cell office:value-type="float" office:value="117.89369019994994" table:style-name="ce10">
            <text:p>11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041.2955667164133" table:style-name="ce10">
            <text:p>2.041</text:p>
          </table:table-cell>
          <table:table-cell office:value-type="float" office:value="1933.080827787845" table:style-name="ce10">
            <text:p>1.93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SORI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599.5383500148596" table:style-name="ce10">
            <text:p>2.600</text:p>
          </table:table-cell>
          <table:table-cell office:value-type="float" office:value="2524.5641981334225" table:style-name="ce10">
            <text:p>2.52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3.51067846634291" table:style-name="ce10">
            <text:p>34</text:p>
          </table:table-cell>
          <table:table-cell office:value-type="float" office:value="33.178847561875877" table:style-name="ce10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317.03165224001719" table:style-name="ce10">
            <text:p>317</text:p>
          </table:table-cell>
          <table:table-cell office:value-type="float" office:value="294.77559124647979" table:style-name="ce10">
            <text:p>29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33.677566336848074" table:style-name="ce10">
            <text:p>34</text:p>
          </table:table-cell>
          <table:table-cell office:value-type="float" office:value="33.249911304716782" table:style-name="ce10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983.7582470580678" table:style-name="ce10">
            <text:p>2.984</text:p>
          </table:table-cell>
          <table:table-cell office:value-type="float" office:value="2885.7685482464954" table:style-name="ce10">
            <text:p>2.88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TARRAGON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22027.370665618386" table:style-name="ce10">
            <text:p>22.027</text:p>
          </table:table-cell>
          <table:table-cell office:value-type="float" office:value="20999.141067007629" table:style-name="ce10">
            <text:p>20.99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727.9084930954029" table:style-name="ce10">
            <text:p>1.728</text:p>
          </table:table-cell>
          <table:table-cell office:value-type="float" office:value="1686.7049349586648" table:style-name="ce10">
            <text:p>1.68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1.887801129040099" table:style-name="ce10">
            <text:p>72</text:p>
          </table:table-cell>
          <table:table-cell office:value-type="float" office:value="71.175953750452308" table:style-name="ce10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2929.3194175753797" table:style-name="ce10">
            <text:p>2.929</text:p>
          </table:table-cell>
          <table:table-cell office:value-type="float" office:value="2839.6153357772578" table:style-name="ce10">
            <text:p>2.84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193.9377072264108" table:style-name="ce10">
            <text:p>1.194</text:p>
          </table:table-cell>
          <table:table-cell office:value-type="float" office:value="1171.3438292834737" table:style-name="ce10">
            <text:p>1.17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7950.424084644619" table:style-name="ce10">
            <text:p>27.950</text:p>
          </table:table-cell>
          <table:table-cell office:value-type="float" office:value="26767.981120777473" table:style-name="ce10">
            <text:p>26.76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TERUEL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510.66725270730274" table:style-name="ce10">
            <text:p>511</text:p>
          </table:table-cell>
          <table:table-cell office:value-type="float" office:value="499.44266187779954" table:style-name="ce10">
            <text:p>49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8.834877311175205" table:style-name="ce10">
            <text:p>49</text:p>
          </table:table-cell>
          <table:table-cell office:value-type="float" office:value="48.351299626925154" table:style-name="ce10">
            <text:p>4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3754.7733493305468" table:style-name="ce10">
            <text:p>3.755</text:p>
          </table:table-cell>
          <table:table-cell office:value-type="float" office:value="3472.148845576417" table:style-name="ce10">
            <text:p>3.47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6.3225378659134" table:style-name="ce10">
            <text:p>16</text:p>
          </table:table-cell>
          <table:table-cell office:value-type="float" office:value="16.059661368818432" table:style-name="ce10">
            <text:p>1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330.5980172149384" table:style-name="ce10">
            <text:p>4.331</text:p>
          </table:table-cell>
          <table:table-cell office:value-type="float" office:value="4036.0024684499604" table:style-name="ce10">
            <text:p>4.036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TOLEDO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84.78537137755978" table:style-name="ce10">
            <text:p>185</text:p>
          </table:table-cell>
          <table:table-cell office:value-type="float" office:value="180.63792906903996" table:style-name="ce10">
            <text:p>181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10.69477814998402" table:style-name="ce10">
            <text:p>311</text:p>
          </table:table-cell>
          <table:table-cell office:value-type="float" office:value="307.61820256193243" table:style-name="ce10">
            <text:p>30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703.684719789255" table:style-name="ce10">
            <text:p>1.704</text:p>
          </table:table-cell>
          <table:table-cell office:value-type="float" office:value="1639.848753736585" table:style-name="ce10">
            <text:p>1.64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309.4736046084941" table:style-name="ce10">
            <text:p>309</text:p>
          </table:table-cell>
          <table:table-cell office:value-type="float" office:value="304.65776532516088" table:style-name="ce10">
            <text:p>30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508.6384739252931" table:style-name="ce10">
            <text:p>2.509</text:p>
          </table:table-cell>
          <table:table-cell office:value-type="float" office:value="2432.7626506927181" table:style-name="ce10">
            <text:p>2.433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VALENCIA-VALÈNCI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9153.807602612429" table:style-name="ce10">
            <text:p>9.154</text:p>
          </table:table-cell>
          <table:table-cell office:value-type="float" office:value="8804.1552378698561" table:style-name="ce10">
            <text:p>8.80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205.6141115568744" table:style-name="ce10">
            <text:p>1.206</text:p>
          </table:table-cell>
          <table:table-cell office:value-type="float" office:value="1178.4192156825247" table:style-name="ce10">
            <text:p>1.17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48.6441081710247" table:style-name="ce10">
            <text:p>249</text:p>
          </table:table-cell>
          <table:table-cell office:value-type="float" office:value="246.1819715995658" table:style-name="ce10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3098.5345410265204" table:style-name="ce10">
            <text:p>3.099</text:p>
          </table:table-cell>
          <table:table-cell office:value-type="float" office:value="3008.8281125751191" table:style-name="ce10">
            <text:p>3.00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721.69597375278158" table:style-name="ce10">
            <text:p>722</text:p>
          </table:table-cell>
          <table:table-cell office:value-type="float" office:value="712.8232870992133" table:style-name="ce10">
            <text:p>71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4428.296337119631" table:style-name="ce10">
            <text:p>14.428</text:p>
          </table:table-cell>
          <table:table-cell office:value-type="float" office:value="13950.407824826281" table:style-name="ce10">
            <text:p>13.950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VALLADOLID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565.65463285898909" table:style-name="ce10">
            <text:p>566</text:p>
          </table:table-cell>
          <table:table-cell office:value-type="float" office:value="549.19223597333109" table:style-name="ce10">
            <text:p>54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30.76493978275633" table:style-name="ce10">
            <text:p>231</text:p>
          </table:table-cell>
          <table:table-cell office:value-type="float" office:value="228.47984615665465" table:style-name="ce10">
            <text:p>22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520.37926627500246" table:style-name="ce10">
            <text:p>520</text:p>
          </table:table-cell>
          <table:table-cell office:value-type="float" office:value="505.86991102888862" table:style-name="ce10">
            <text:p>50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17.44332022637968" table:style-name="ce10">
            <text:p>117</text:p>
          </table:table-cell>
          <table:table-cell office:value-type="float" office:value="114.37112982011821" table:style-name="ce10">
            <text:p>11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434.2421591431275" table:style-name="ce10">
            <text:p>1.434</text:p>
          </table:table-cell>
          <table:table-cell office:value-type="float" office:value="1397.9131229789928" table:style-name="ce10">
            <text:p>1.39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BIZKAI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84.261495051642129" table:style-name="ce10">
            <text:p>84</text:p>
          </table:table-cell>
          <table:table-cell office:value-type="float" office:value="82.527137235468857" table:style-name="ce10">
            <text:p>8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.2694321406342501" table:style-name="ce10">
            <text:p>4</text:p>
          </table:table-cell>
          <table:table-cell office:value-type="float" office:value="4.2271577370232123" table:style-name="ce10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3262.4594152855238" table:style-name="ce10">
            <text:p>3.262</text:p>
          </table:table-cell>
          <table:table-cell office:value-type="float" office:value="3138.0864763995228" table:style-name="ce10">
            <text:p>3.13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94.92370477674356" table:style-name="ce10">
            <text:p>195</text:p>
          </table:table-cell>
          <table:table-cell office:value-type="float" office:value="192.25369650185922" table:style-name="ce10">
            <text:p>192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545.9140472545441" table:style-name="ce10">
            <text:p>3.546</text:p>
          </table:table-cell>
          <table:table-cell office:value-type="float" office:value="3417.0944678738742" table:style-name="ce10">
            <text:p>3.41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ZAMOR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152.307381247583" table:style-name="ce10">
            <text:p>1.152</text:p>
          </table:table-cell>
          <table:table-cell office:value-type="float" office:value="1126.4759917057461" table:style-name="ce10">
            <text:p>1.12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37.45014207464385" table:style-name="ce10">
            <text:p>137</text:p>
          </table:table-cell>
          <table:table-cell office:value-type="float" office:value="136.0890734535995" table:style-name="ce10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17.98118602497777" table:style-name="ce10">
            <text:p>18</text:p>
          </table:table-cell>
          <table:table-cell office:value-type="float" office:value="17.952895871439651" table:style-name="ce10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2114.360109960156" table:style-name="ce10">
            <text:p>2.114</text:p>
          </table:table-cell>
          <table:table-cell office:value-type="float" office:value="2086.6292820151207" table:style-name="ce10">
            <text:p>2.087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422.0988193073608" table:style-name="ce10">
            <text:p>3.422</text:p>
          </table:table-cell>
          <table:table-cell office:value-type="float" office:value="3367.1472430459062" table:style-name="ce10">
            <text:p>3.367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ZARAGOZ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379.8973121986924" table:style-name="ce10">
            <text:p>3.380</text:p>
          </table:table-cell>
          <table:table-cell office:value-type="float" office:value="3298.6618364260084" table:style-name="ce10">
            <text:p>3.29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84.9160893593484" table:style-name="ce10">
            <text:p>185</text:p>
          </table:table-cell>
          <table:table-cell office:value-type="float" office:value="183.0850075172182" table:style-name="ce10">
            <text:p>18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2644.6572367301387" table:style-name="ce10">
            <text:p>2.645</text:p>
          </table:table-cell>
          <table:table-cell office:value-type="float" office:value="2522.6317369498402" table:style-name="ce10">
            <text:p>2.523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1417.7377596792326" table:style-name="ce10">
            <text:p>1.418</text:p>
          </table:table-cell>
          <table:table-cell office:value-type="float" office:value="1393.5194767669957" table:style-name="ce10">
            <text:p>1.39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7627.2083979674117" table:style-name="ce10">
            <text:p>7.627</text:p>
          </table:table-cell>
          <table:table-cell office:value-type="float" office:value="7397.8980576600625" table:style-name="ce10">
            <text:p>7.398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CEUT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227.86696331695194" table:style-name="ce10">
            <text:p>228</text:p>
          </table:table-cell>
          <table:table-cell office:value-type="float" office:value="209.41523890820395" table:style-name="ce10">
            <text:p>209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27.86696331695194" table:style-name="ce10">
            <text:p>228</text:p>
          </table:table-cell>
          <table:table-cell office:value-type="float" office:value="209.41523890820395" table:style-name="ce10">
            <text:p>209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  <table:table table:name="MELILLA" table:style-name="ta1">
        <table:table-column table:style-name="co4" table:default-cell-style-name="ce11"/>
        <table:table-column table:style-name="co5" table:number-columns-repeated="3" table:default-cell-style-name="ce11"/>
        <table:table-column table:style-name="co6" table:number-columns-repeated="16380" table:default-cell-style-name="ce11"/>
        <table:table-row table:style-name="ro5">
          <table:table-cell office:value-type="string" table:style-name="ce7">
            <text:p>Tecnología</text:p>
          </table:table-cell>
          <table:table-cell office:value-type="string" table:style-name="ce7">
            <text:p>PRODUCCION EN BORNES DE LOS GENERADORES (GWh)</text:p>
          </table:table-cell>
          <table:table-cell office:value-type="string" table:style-name="ce7">
            <text:p>PRODUCCION NETA (GWH)</text:p>
          </table:table-cell>
          <table:table-cell table:number-columns-repeated="16381" table:style-name="ce8"/>
        </table:table-row>
        <table:table-row table:style-name="ro4">
          <table:table-cell office:value-type="string" table:style-name="ce11">
            <text:p>Nuclear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.5878819622992352E-2" table:style-name="ce10">
            <text:p>0</text:p>
          </table:table-cell>
          <table:table-cell office:value-type="float" office:value="7.5123560417721127E-2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Combustibles<text:s/></text:p>
          </table:table-cell>
          <table:table-cell office:value-type="float" office:value="233.09759086830044" table:style-name="ce10">
            <text:p>233</text:p>
          </table:table-cell>
          <table:table-cell office:value-type="float" office:value="215.32919247597465" table:style-name="ce10">
            <text:p>215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idráulica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33.17346968792344" table:style-name="ce10">
            <text:p>233</text:p>
          </table:table-cell>
          <table:table-cell office:value-type="float" office:value="215.40431603639237" table:style-name="ce10">
            <text:p>215</text:p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4-19T09:17:25Z</meta:creation-date>
    <dc:date>2021-04-19T09:17:34Z</dc:date>
  </office:meta>
</office:document-meta>
</file>